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1.511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9.574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3.272cm"/>
    </style:style>
    <style:style style:name="co12" style:family="table-column">
      <style:table-column-properties fo:break-before="auto" style:column-width="8.643cm"/>
    </style:style>
    <style:style style:name="co13" style:family="table-column">
      <style:table-column-properties fo:break-before="auto" style:column-width="2.547cm"/>
    </style:style>
    <style:style style:name="co14" style:family="table-column">
      <style:table-column-properties fo:break-before="auto" style:column-width="2.245cm"/>
    </style:style>
    <style:style style:name="co15" style:family="table-column">
      <style:table-column-properties fo:break-before="auto" style:column-width="4.459cm"/>
    </style:style>
    <style:style style:name="co16" style:family="table-column">
      <style:table-column-properties fo:break-before="auto" style:column-width="5.47cm"/>
    </style:style>
    <style:style style:name="co17" style:family="table-column">
      <style:table-column-properties fo:break-before="auto" style:column-width="6.309cm"/>
    </style:style>
    <style:style style:name="co18" style:family="table-column">
      <style:table-column-properties fo:break-before="auto" style:column-width="1.563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6.115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8.366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9.01cm"/>
    </style:style>
    <style:style style:name="co25" style:family="table-column">
      <style:table-column-properties fo:break-before="auto" style:column-width="7.641cm"/>
    </style:style>
    <style:style style:name="co26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25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17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2" style:family="table-cell" style:parent-style-name="Default">
      <style:table-cell-properties fo:wrap-option="wrap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5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11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27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style:font-name="Liberation Sans"/>
    </style:style>
    <style:style style:name="ce28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37">
      <style:table-cell-properties fo:background-color="#000000" fo:border="0.74pt solid #000000"/>
    </style:style>
    <style:style style:name="ce120" style:family="table-cell" style:parent-style-name="Default" style:data-style-name="N37">
      <style:table-cell-properties fo:background-color="#fff1f1" fo:border="0.74pt solid #000000"/>
    </style:style>
    <style:style style:name="ce31" style:family="table-cell" style:parent-style-name="Default" style:data-style-name="N37">
      <style:table-cell-properties fo:background-color="#fff1f1" fo:border="0.74pt solid #000000"/>
      <style:text-properties style:font-name="Liberation Sans"/>
    </style:style>
    <style:style style:name="ce32" style:family="table-cell" style:parent-style-name="Default" style:data-style-name="N37">
      <style:table-cell-properties fo:background-color="#fff1f1" fo:border="0.74pt solid #000000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37">
      <style:table-cell-properties fo:background-color="#fff1f1" fo:border="0.74pt solid #000000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fff1f1" fo:border="0.74pt solid #000000"/>
    </style:style>
    <style:style style:name="ce36" style:family="table-cell" style:parent-style-name="Default" style:data-style-name="N37">
      <style:table-cell-properties fo:background-color="#ffff99" fo:border="0.74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000000" fo:border="0.74pt solid #000000"/>
    </style:style>
    <style:style style:name="ce133" style:family="table-cell" style:parent-style-name="Default">
      <style:table-cell-properties fo:background-color="#fff1f1" fo:border="0.74pt solid #000000"/>
    </style:style>
    <style:style style:name="ce39" style:family="table-cell" style:parent-style-name="Default">
      <style:table-cell-properties fo:background-color="#fff1f1" fo:border="0.74pt solid #000000"/>
      <style:text-properties fo:color="#000000" style:text-outline="false" style:text-line-through-style="none" style:text-line-through-type="none" style:font-name="Verdan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41" style:family="table-cell" style:parent-style-name="Default">
      <style:text-properties style:font-name="Liberation Sans"/>
    </style:style>
    <style:style style:name="ce42" style:family="table-cell" style:parent-style-name="Default">
      <style:text-properties fo:color="#000000" style:font-name="Liberation Sans" style:font-name-asian="Microsoft YaHei" style:font-name-complex="Calibri"/>
    </style:style>
    <style:style style:name="ce43" style:family="table-cell" style:parent-style-name="Default"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119" style:family="table-cell" style:parent-style-name="Default" style:data-style-name="N37">
      <style:table-cell-properties fo:background-color="#eefef1" fo:border="0.74pt solid #000000"/>
    </style:style>
    <style:style style:name="ce122" style:family="table-cell" style:parent-style-name="Default" style:data-style-name="N37">
      <style:table-cell-properties fo:background-color="#e8f2a1" fo:border="0.74pt solid #000000"/>
    </style:style>
    <style:style style:name="ce123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2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125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126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127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130" style:family="table-cell" style:parent-style-name="Default" style:data-style-name="N0">
      <style:table-cell-properties fo:background-color="#e8f2a1" fo:border="0.74pt solid #000000"/>
    </style:style>
    <style:style style:name="ce131" style:family="table-cell" style:parent-style-name="Default" style:data-style-name="N0">
      <style:table-cell-properties fo:background-color="#ffffd7" fo:border="0.74pt solid #000000"/>
    </style:style>
    <style:style style:name="ce132" style:family="table-cell" style:parent-style-name="Default" style:data-style-name="N0">
      <style:table-cell-properties fo:background-color="#eefef1" fo:border="0.74pt solid #000000"/>
    </style:style>
    <style:style style:name="ce134" style:family="table-cell" style:parent-style-name="Default" style:data-style-name="N0">
      <style:table-cell-properties fo:background-color="#000000" fo:border="0.74pt solid #000000"/>
    </style:style>
    <style:style style:name="ce135" style:family="table-cell" style:parent-style-name="Default">
      <style:table-cell-properties fo:background-color="#eefef1" fo:border="0.74pt solid #000000"/>
    </style:style>
    <style:style style:name="ce138" style:family="table-cell" style:parent-style-name="Default">
      <style:table-cell-properties fo:background-color="#e8f2a1" fo:border="0.74pt solid #000000"/>
    </style:style>
    <style:style style:name="ce72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7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669900" fo:wrap-option="wrap" fo:border="0.74pt solid #000000"/>
      <style:text-properties fo:font-weight="bold" style:font-weight-asian="bold" style:font-weight-complex="bold"/>
    </style:style>
    <style:style style:name="ce160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end" fo:margin-left="0cm"/>
    </style:style>
    <style:style style:name="ce161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end" fo:margin-left="0cm"/>
    </style:style>
    <style:style style:name="ce162" style:family="table-cell" style:parent-style-name="Default" style:data-style-name="N37">
      <style:table-cell-properties fo:background-color="#e8f2a1" fo:wrap-option="wrap" fo:border="0.74pt solid #000000"/>
    </style:style>
    <style:style style:name="ce163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start" fo:margin-left="0cm"/>
    </style:style>
    <style:style style:name="ce164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start" fo:margin-left="0cm"/>
    </style:style>
    <style:style style:name="ce165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e8f2a1" fo:wrap-option="wrap" fo:border="0.74pt solid #000000"/>
    </style:style>
    <style:style style:name="ce167" style:family="table-cell" style:parent-style-name="Default">
      <style:table-cell-properties fo:background-color="#ffffd7" fo:wrap-option="wrap" fo:border="0.74pt solid #000000"/>
    </style:style>
    <style:style style:name="ce168" style:family="table-cell" style:parent-style-name="Default">
      <style:table-cell-properties fo:background-color="#ffffd7" fo:border="0.74pt solid #000000"/>
    </style:style>
    <style:style style:name="ce169" style:family="table-cell" style:parent-style-name="Default" style:data-style-name="N0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71" style:family="table-cell" style:parent-style-name="Default">
      <style:table-cell-properties fo:background-color="#e8f2a1" fo:wrap-option="wrap" fo:border="0.74pt solid #000000"/>
    </style:style>
    <style:style style:name="ce1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3333" fo:wrap-option="wrap" fo:border="0.74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81d41a"/>
    </style:style>
    <style:style style:name="ce17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 style:data-style-name="N37"/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262626" style:font-name="Verdana1" fo:language="none" fo:country="none" style:font-name-asian="Verdana1" style:language-asian="none" style:country-asian="none" style:font-name-complex="Verdana1" style:language-complex="none" style:country-complex="none"/>
    </style:style>
    <style:style style:name="ce75" style:family="table-cell" style:parent-style-name="Default">
      <style:text-properties fo:color="#000000" style:font-name="Verdana1" fo:language="none" fo:country="none" style:font-name-asian="Verdana1" style:language-asian="none" style:country-asian="none" style:font-name-complex="Verdana1" style:language-complex="none" style:country-complex="none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wrap-option="wrap" fo:border="0.06pt solid #000000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ébits_2023" table:style-name="ta1">
        <office:forms form:automatic-focus="false" form:apply-design-mode="false"/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Qualification</text:p>
          </table:table-cell>
          <table:table-cell table:style-name="ce6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chats de marchandises (équipement tablette)</text:p>
          </table:table-cell>
          <table:table-cell table:style-name="ce7" office:value-type="float" office:value="-50" calcext:value-type="float">
            <text:p>-5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Assurance</text:p>
          </table:table-cell>
          <table:table-cell table:style-name="ce8" office:value-type="float" office:value="-50.02" calcext:value-type="float">
            <text:p>-50,02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ncessions et droits similaires, brevets, licences, marques, procédés, logiciels, droits et valeurs similaires</text:p>
          </table:table-cell>
          <table:table-cell table:style-name="ce8" office:value-type="float" office:value="-78.32" calcext:value-type="float">
            <text:p>-78,32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tisation Ecopole, Ecosolies, LaGalerieDuZeroDechet</text:p>
          </table:table-cell>
          <table:table-cell table:style-name="ce8" office:value-type="float" office:value="-35" calcext:value-type="float">
            <text:p>-3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rais bancaire</text:p>
          </table:table-cell>
          <table:table-cell table:style-name="ce8" office:value-type="float" office:value="-42.76" calcext:value-type="float">
            <text:p>-42,76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(vide)</text:p>
          </table:table-cell>
          <table:table-cell table:style-name="ce9"/>
          <table:table-cell table:number-columns-repeated="1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0" office:value-type="float" office:value="-256.1" calcext:value-type="float">
            <text:p>-256,1</text:p>
          </table:table-cell>
          <table:table-cell table:number-columns-repeated="12"/>
        </table:table-row>
        <table:table-row table:style-name="ro1" table:number-rows-repeated="14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_2023" table:style-name="ta1"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1" office:value-type="string" calcext:value-type="string">
            <text:p>Qualification</text:p>
          </table:table-cell>
          <table:table-cell table:style-name="ce6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(vide)</text:p>
          </table:table-cell>
          <table:table-cell table:style-name="ce20"/>
          <table:table-cell table:number-columns-repeated="6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21"/>
          <table:table-cell table:number-columns-repeated="62"/>
        </table:table-row>
        <table:table-row table:style-name="ro1" table:number-rows-repeated="8">
          <table:table-cell table:style-name="Default" table:number-columns-repeated="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gnes bancaires_2024-2023" table:style-name="ta1">
        <office:forms form:automatic-focus="false" form:apply-design-mode="false"/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>
          <table:table-cell table:style-name="ce115" table:number-columns-repeated="6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4-02-17" calcext:value-type="date">
            <text:p>17/02/24</text:p>
          </table:table-cell>
          <table:table-cell office:value-type="string" calcext:value-type="string">
            <text:p>Facture OVH coreparation.fr</text:p>
          </table:table-cell>
          <table:table-cell/>
          <table:table-cell office:value-type="float" office:value="-47.38" calcext:value-type="float">
            <text:p>-47,38</text:p>
          </table:table-cell>
          <table:table-cell table:number-columns-repeated="2"/>
          <table:table-cell table:style-name="ce41" office:value-type="float" office:value="1806.46" calcext:value-type="float">
            <text:p>1806,46</text:p>
          </table:table-cell>
        </table:table-row>
        <table:table-row table:style-name="ro1">
          <table:table-cell office:value-type="date" office:date-value="2024-02-12" calcext:value-type="date">
            <text:p>12/02/24</text:p>
          </table:table-cell>
          <table:table-cell office:value-type="string" calcext:value-type="string">
            <text:p>FACT SGT24361840001623</text:p>
          </table:table-cell>
          <table:table-cell/>
          <table:table-cell office:value-type="float" office:value="-10.97" calcext:value-type="float">
            <text:p>-10,97</text:p>
          </table:table-cell>
          <table:table-cell table:number-columns-repeated="2"/>
          <table:table-cell table:style-name="ce41" office:value-type="float" office:value="1853.84" calcext:value-type="float">
            <text:p>1853,84</text:p>
          </table:table-cell>
        </table:table-row>
        <table:table-row table:style-name="ro1">
          <table:table-cell office:value-type="date" office:date-value="2024-02-05" calcext:value-type="date">
            <text:p>05/02/24</text:p>
          </table:table-cell>
          <table:table-cell office:value-type="string" calcext:value-type="string">
            <text:p>SOUTIEN ASSO SPORTIVE/CULTURELL </text:p>
          </table:table-cell>
          <table:table-cell office:value-type="float" office:value="10.97" calcext:value-type="float">
            <text:p>10,97</text:p>
          </table:table-cell>
          <table:table-cell table:number-columns-repeated="3"/>
          <table:table-cell table:style-name="ce41" office:value-type="float" office:value="1864.81" calcext:value-type="float">
            <text:p>1864,81</text:p>
          </table:table-cell>
        </table:table-row>
        <table:table-row table:style-name="ro1">
          <table:table-cell office:value-type="date" office:date-value="2024-02-05" calcext:value-type="date">
            <text:p>05/02/24</text:p>
          </table:table-cell>
          <table:table-cell office:value-type="string" calcext:value-type="string">
            <text:p>MULTI ASSO 057000454</text:p>
          </table:table-cell>
          <table:table-cell/>
          <table:table-cell office:value-type="float" office:value="-50.16" calcext:value-type="float">
            <text:p>-50,16</text:p>
          </table:table-cell>
          <table:table-cell table:number-columns-repeated="2"/>
          <table:table-cell table:style-name="ce41" office:value-type="float" office:value="1853.84" calcext:value-type="float">
            <text:p>1853,84</text:p>
          </table:table-cell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FACT SGT24361840000076 </text:p>
          </table:table-cell>
          <table:table-cell/>
          <table:table-cell office:value-type="float" office:value="-10.97" calcext:value-type="float">
            <text:p>-10,97</text:p>
          </table:table-cell>
          <table:table-cell table:number-columns-repeated="2"/>
          <table:table-cell table:style-name="ce41" office:value-type="float" office:value="1904" calcext:value-type="float">
            <text:p>1904</text:p>
          </table:table-cell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OUTIEN ASSO SPORTIVE/CULTURELL</text:p>
          </table:table-cell>
          <table:table-cell office:value-type="float" office:value="10.97" calcext:value-type="float">
            <text:p>10,97</text:p>
          </table:table-cell>
          <table:table-cell table:number-columns-repeated="3"/>
          <table:table-cell table:style-name="ce41" office:value-type="float" office:value="1914.97" calcext:value-type="float">
            <text:p>1914,97</text:p>
          </table:table-cell>
        </table:table-row>
        <table:table-row table:style-name="ro1">
          <table:table-cell table:number-columns-repeated="6"/>
          <table:table-cell table:style-name="ce41" office:value-type="float" office:value="1904" calcext:value-type="float">
            <text:p>1904</text:p>
          </table:table-cell>
        </table:table-row>
        <table:table-row table:style-name="ro1" table:number-rows-repeated="2">
          <table:table-cell table:number-columns-repeated="6"/>
          <table:table-cell table:style-name="ce41"/>
        </table:table-row>
        <table:table-row table:style-name="ro1">
          <table:table-cell table:style-name="ce27" office:value-type="date" office:date-value="2023-10-05" calcext:value-type="date">
            <text:p>05/10/23</text:p>
          </table:table-cell>
          <table:table-cell table:style-name="ce31" office:value-type="string" calcext:value-type="string">
            <text:p>Achats aiguilles 23/08/2023</text:p>
          </table:table-cell>
          <table:table-cell/>
          <table:table-cell office:value-type="float" office:value="-23.7" calcext:value-type="float">
            <text:p>-23,7</text:p>
          </table:table-cell>
          <table:table-cell/>
          <table:table-cell office:value-type="string" calcext:value-type="string">
            <text:p>FactureHenryHenriette_Aiguilles_23euros70_20230823.jpg</text:p>
          </table:table-cell>
          <table:table-cell table:style-name="ce42" office:value-type="float" office:value="1959.09" calcext:value-type="float">
            <text:p>1959,09</text:p>
          </table:table-cell>
        </table:table-row>
        <table:table-row table:style-name="ro1">
          <table:table-cell table:style-name="ce27" office:value-type="date" office:date-value="2023-10-04" calcext:value-type="date">
            <text:p>04/10/23</text:p>
          </table:table-cell>
          <table:table-cell table:style-name="ce31" office:value-type="string" calcext:value-type="string">
            <text:p>SOUTIEN ASSO SPORTIVE/CULTURELL</text:p>
          </table:table-cell>
          <table:table-cell office:value-type="float" office:value="10.97" calcext:value-type="float">
            <text:p>10,97</text:p>
          </table:table-cell>
          <table:table-cell table:number-columns-repeated="3"/>
          <table:table-cell table:style-name="ce41" office:value-type="float" office:value="1982.79" calcext:value-type="float">
            <text:p>1982,79</text:p>
          </table:table-cell>
        </table:table-row>
        <table:table-row table:style-name="ro1">
          <table:table-cell table:style-name="ce27" office:value-type="date" office:date-value="2023-09-11" calcext:value-type="date">
            <text:p>11/09/23</text:p>
          </table:table-cell>
          <table:table-cell table:style-name="ce32" office:value-type="string" calcext:value-type="string">
            <text:p>FACT SGT23361840010912 DONT TVA 0,20EUR</text:p>
          </table:table-cell>
          <table:table-cell/>
          <table:table-cell office:value-type="float" office:value="-10.97" calcext:value-type="float">
            <text:p>-10,97</text:p>
          </table:table-cell>
          <table:table-cell table:number-columns-repeated="2"/>
          <table:table-cell table:style-name="ce41" office:value-type="float" office:value="1971.82" calcext:value-type="float">
            <text:p>1971,82</text:p>
          </table:table-cell>
        </table:table-row>
        <table:table-row table:style-name="ro1">
          <table:table-cell table:style-name="ce27" office:value-type="date" office:date-value="2023-08-10" calcext:value-type="date">
            <text:p>10/08/23</text:p>
          </table:table-cell>
          <table:table-cell table:style-name="ce31" office:value-type="string" calcext:value-type="string">
            <text:p>FACT SGT23361840009532 DONT TVA 0,20EUR </text:p>
          </table:table-cell>
          <table:table-cell/>
          <table:table-cell office:value-type="float" office:value="-10.69" calcext:value-type="float">
            <text:p>-10,69</text:p>
          </table:table-cell>
          <table:table-cell table:number-columns-repeated="2"/>
          <table:table-cell table:style-name="ce41" office:value-type="float" office:value="1982.79" calcext:value-type="float">
            <text:p>1982,79</text:p>
          </table:table-cell>
        </table:table-row>
        <table:table-row table:style-name="ro1">
          <table:table-cell table:style-name="ce28" office:value-type="date" office:date-value="2023-08-07" calcext:value-type="date">
            <text:p>07/08/23</text:p>
          </table:table-cell>
          <table:table-cell table:style-name="ce33" office:value-type="string" calcext:value-type="string">
            <text:p>MULTI ASSO 057000454</text:p>
          </table:table-cell>
          <table:table-cell/>
          <table:table-cell table:style-name="ce39" office:value-type="float" office:value="-44.12" calcext:value-type="float">
            <text:p>-44,12</text:p>
          </table:table-cell>
          <table:table-cell table:number-columns-repeated="2"/>
          <table:table-cell table:style-name="ce43" office:value-type="float" office:value="1993.48" calcext:value-type="float">
            <text:p>1993,48</text:p>
          </table:table-cell>
        </table:table-row>
        <table:table-row table:style-name="ro1">
          <table:table-cell table:style-name="ce28"/>
          <table:table-cell table:style-name="ce33"/>
          <table:table-cell/>
          <table:table-cell table:style-name="ce39"/>
          <table:table-cell table:number-columns-repeated="2"/>
          <table:table-cell table:style-name="ce43"/>
        </table:table-row>
        <table:table-row table:style-name="ro1">
          <table:table-cell table:style-name="ce27" office:value-type="date" office:date-value="2023-04-10" calcext:value-type="date">
            <text:p>10/04/23</text:p>
          </table:table-cell>
          <table:table-cell table:style-name="ce31"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style-name="ce43"/>
        </table:table-row>
        <table:table-row table:style-name="ro1">
          <table:table-cell table:style-name="ce27" office:value-type="date" office:date-value="2023-03-26" calcext:value-type="date">
            <text:p>26/03/23</text:p>
          </table:table-cell>
          <table:table-cell table:style-name="ce31" office:value-type="string" calcext:value-type="string">
            <text:p>REMBOURSEMENT PRET LGZD VU30853M0VF9PL01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office:value-type="string" calcext:value-type="string">
            <text:p>Remboursement 1000</text:p>
          </table:table-cell>
          <table:table-cell table:style-name="ce41"/>
        </table:table-row>
        <table:table-row table:style-name="ro1">
          <table:table-cell table:style-name="ce27" office:value-type="date" office:date-value="2023-03-24" calcext:value-type="date">
            <text:p>24/03/23</text:p>
          </table:table-cell>
          <table:table-cell table:style-name="ce31"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style-name="ce41"/>
        </table:table-row>
        <table:table-row table:style-name="ro1">
          <table:table-cell table:style-name="ce27" office:value-type="date" office:date-value="2023-03-24" calcext:value-type="date">
            <text:p>24/03/23</text:p>
          </table:table-cell>
          <table:table-cell table:style-name="ce31"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style-name="ce41"/>
        </table:table-row>
        <table:table-row table:style-name="ro1">
          <table:table-cell table:style-name="ce27" office:value-type="date" office:date-value="2023-03-10" calcext:value-type="date">
            <text:p>10/03/23</text:p>
          </table:table-cell>
          <table:table-cell table:style-name="ce31"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style-name="ce41"/>
        </table:table-row>
        <table:table-row table:style-name="ro1">
          <table:table-cell table:style-name="ce27" office:value-type="string" calcext:value-type="string">
            <text:p>02/2023</text:p>
          </table:table-cell>
          <table:table-cell table:style-name="ce31"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style-name="ce41"/>
        </table:table-row>
        <table:table-row table:style-name="ro1">
          <table:table-cell table:style-name="ce27" office:value-type="date" office:date-value="2023-02-04" calcext:value-type="date">
            <text:p>04/02/23</text:p>
          </table:table-cell>
          <table:table-cell table:style-name="ce31"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 table:style-name="ce41"/>
        </table:table-row>
        <table:table-row table:style-name="ro1">
          <table:table-cell table:style-name="ce27" office:value-type="string" calcext:value-type="string">
            <text:p>02/2023</text:p>
          </table:table-cell>
          <table:table-cell table:style-name="ce31"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/>
          <table:table-cell table:style-name="ce41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5"/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36" table:formula="of:=SUM([.C1:.C60])" office:value-type="date" office:date-value="1900-01-31T21:50:24" calcext:value-type="date">
            <text:p>31/01/00</text:p>
          </table:table-cell>
          <table:table-cell table:style-name="ce128" table:formula="of:=SUM([.D1:.D60])" office:value-type="float" office:value="-465.06" calcext:value-type="float">
            <text:p>-465,06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61]+[.D61]" office:value-type="float" office:value="530.31" calcext:value-type="float">
            <text:p>530,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Lignes bancaires" table:style-name="ta1">
        <office:forms form:automatic-focus="false" form:apply-design-mode="false"/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>
          <table:table-cell table:style-name="ce115" table:number-columns-repeated="6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table:number-columns-repeated="2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 table:number-columns-repeated="2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8" office:value-type="date" office:date-value="2020-12-30" calcext:value-type="date">
            <text:p>30/12/20</text:p>
          </table:table-cell>
          <table:table-cell table:style-name="ce122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130" office:value-type="float" office:value="1000" calcext:value-type="float">
            <text:p>1000</text:p>
          </table:table-cell>
          <table:table-cell table:style-name="ce138"/>
          <table:table-cell table:style-name="ce138" office:value-type="string" calcext:value-type="string">
            <text:p>Prestation de service Données Réemploi</text:p>
          </table:table-cell>
          <table:table-cell table:style-name="ce138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21" calcext:value-type="date">
            <text:p>21/12/20</text:p>
          </table:table-cell>
          <table:table-cell table:style-name="ce122" office:value-type="string" calcext:value-type="string">
            <text:p>VIR INST SAS TERITORIO</text:p>
          </table:table-cell>
          <table:table-cell table:style-name="ce130" office:value-type="float" office:value="1500" calcext:value-type="float">
            <text:p>1500</text:p>
          </table:table-cell>
          <table:table-cell table:style-name="ce138"/>
          <table:table-cell table:style-name="ce138" office:value-type="string" calcext:value-type="string">
            <text:p>Prestation de service OpenStreetMap (projet GoGoESS)</text:p>
          </table:table-cell>
          <table:table-cell table:style-name="ce138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4" calcext:value-type="date">
            <text:p>04/12/20</text:p>
          </table:table-cell>
          <table:table-cell table:style-name="ce122" office:value-type="string" calcext:value-type="string">
            <text:p>PAIEMENT CB 0312 AMIENS CARTOUCHE CLUB</text:p>
          </table:table-cell>
          <table:table-cell table:style-name="ce122"/>
          <table:table-cell table:style-name="ce138" office:value-type="float" office:value="-181.73" calcext:value-type="float">
            <text:p>-181,73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PAIEMENT CB APPLE</text:p>
          </table:table-cell>
          <table:table-cell table:style-name="ce122"/>
          <table:table-cell table:style-name="ce138" office:value-type="float" office:value="-99" calcext:value-type="float">
            <text:p>-99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ACER BATTERIE 22,57 WH</text:p>
          </table:table-cell>
          <table:table-cell table:style-name="ce122"/>
          <table:table-cell table:style-name="ce138" office:value-type="float" office:value="-68.62" calcext:value-type="float">
            <text:p>-68,62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Vir OVH MIEUXTRIERANANTES.FR FACT</text:p>
          </table:table-cell>
          <table:table-cell table:style-name="ce122"/>
          <table:table-cell table:style-name="ce138" office:value-type="float" office:value="-142.82" calcext:value-type="float">
            <text:p>-142,82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Remboursement Virement Christian Renoulin</text:p>
          </table:table-cell>
          <table:table-cell table:style-name="ce130"/>
          <table:table-cell table:style-name="ce138" office:value-type="float" office:value="-100" calcext:value-type="float">
            <text:p>-100</text:p>
          </table:table-cell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20" calcext:value-type="date">
            <text:p>20/08/20</text:p>
          </table:table-cell>
          <table:table-cell table:style-name="ce122" office:value-type="string" calcext:value-type="string">
            <text:p>Vir Mieux trier à Nantes</text:p>
          </table:table-cell>
          <table:table-cell table:style-name="ce130" office:value-type="float" office:value="1319.08" calcext:value-type="float">
            <text:p>1319,08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30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2" office:value-type="string" calcext:value-type="string">
            <text:p>Associa 3 IA7029350.</text:p>
          </table:table-cell>
          <table:table-cell table:style-name="ce130"/>
          <table:table-cell table:style-name="ce138" office:value-type="float" office:value="-83.8" calcext:value-type="float">
            <text:p>-83,8</text:p>
          </table:table-cell>
          <table:table-cell table:style-name="ce138" office:value-type="string" calcext:value-type="string">
            <text:p>Assuranc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3" calcext:value-type="date">
            <text:p>03/08/20</text:p>
          </table:table-cell>
          <table:table-cell table:style-name="ce123" office:value-type="string" calcext:value-type="string">
            <text:p>Virement Christian Renoulin</text:p>
          </table:table-cell>
          <table:table-cell table:style-name="ce130" office:value-type="float" office:value="100" calcext:value-type="float">
            <text:p>100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30"/>
          <table:table-cell table:style-name="ce13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124" office:value-type="string" calcext:value-type="string">
            <text:p>Vir Mieux trier à Nantes</text:p>
          </table:table-cell>
          <table:table-cell table:style-name="ce131"/>
          <table:table-cell table:style-name="ce131" office:value-type="float" office:value="-1319.08" calcext:value-type="float">
            <text:p>-1319,08</text:p>
          </table:table-cell>
          <table:table-cell table:style-name="ce124" office:value-type="string" calcext:value-type="string">
            <text:p>Transfert banque</text:p>
          </table:table-cell>
          <table:table-cell table:style-name="ce124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124" office:value-type="string" calcext:value-type="string">
            <text:p>Frais de tenue de compte</text:p>
          </table:table-cell>
          <table:table-cell table:style-name="ce131"/>
          <table:table-cell table:style-name="ce131" office:value-type="float" office:value="-90" calcext:value-type="float">
            <text:p>-90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124" office:value-type="string" calcext:value-type="string">
            <text:p>CHEQUE N° 8761021</text:p>
          </table:table-cell>
          <table:table-cell table:style-name="ce131"/>
          <table:table-cell table:style-name="ce131" office:value-type="float" office:value="-59.1" calcext:value-type="float">
            <text:p>-59,1</text:p>
          </table:table-cell>
          <table:table-cell table:style-name="ce124" office:value-type="string" calcext:value-type="string">
            <text:p>Restaurant</text:p>
          </table:table-cell>
          <table:table-cell table:style-name="ce124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4000" calcext:value-type="float">
            <text:p>-40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31" office:value-type="float" office:value="5" calcext:value-type="float">
            <text:p>5</text:p>
          </table:table-cell>
          <table:table-cell table:style-name="ce131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0</text:p>
          </table:table-cell>
          <table:table-cell table:style-name="ce131"/>
          <table:table-cell table:style-name="ce131" office:value-type="float" office:value="-112.9" calcext:value-type="float">
            <text:p>-112,9</text:p>
          </table:table-cell>
          <table:table-cell table:style-name="ce124" office:value-type="string" calcext:value-type="string">
            <text:p>Achats de marchandises</text:p>
          </table:table-cell>
          <table:table-cell table:style-name="ce124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1500" calcext:value-type="float">
            <text:p>-15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124" office:value-type="string" calcext:value-type="string">
            <text:p>VIREMENT DE TRESORERIE NANTES MU IPALE </text:p>
          </table:table-cell>
          <table:table-cell table:style-name="ce131" office:value-type="float" office:value="702" calcext:value-type="float">
            <text:p>702</text:p>
          </table:table-cell>
          <table:table-cell table:style-name="ce131"/>
          <table:table-cell table:style-name="ce124" office:value-type="string" calcext:value-type="string">
            <text:p>Prestation de service Appli Nantes Métropole</text:p>
          </table:table-cell>
          <table:table-cell table:style-name="ce124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 table:style-name="ce120"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 table:style-name="ce120"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 table:style-name="ce120"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 table:style-name="ce120"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 table:style-name="ce120"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 table:style-name="ce120"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120"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20-01-16" calcext:value-type="date">
            <text:p>16/01/20</text:p>
          </table:table-cell>
          <table:table-cell table:style-name="ce119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32" office:value-type="float" office:value="702" calcext:value-type="float">
            <text:p>702</text:p>
          </table:table-cell>
          <table:table-cell table:style-name="ce132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 table:style-name="ce120"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21" table:number-columns-repeated="2"/>
          <table:table-cell table:style-name="ce134"/>
          <table:table-cell table:style-name="ce121"/>
          <table:table-cell table:style-name="ce136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 table:style-name="ce120"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 table:style-name="ce120"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 table:style-name="ce120"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 table:style-name="ce120"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 table:style-name="ce120"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table:style-name="ce120"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 table:style-name="ce120"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 table:style-name="ce120"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 table:style-name="ce120"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1:.C132])" office:value-type="float" office:value="17944.77" calcext:value-type="float">
            <text:p>17944,77</text:p>
          </table:table-cell>
          <table:table-cell table:style-name="ce128" table:formula="of:=SUM([.D1:.D132])" office:value-type="float" office:value="-15568.49" calcext:value-type="float">
            <text:p>-15568,49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133]+[.D133]" office:value-type="float" office:value="3338.74000000001" calcext:value-type="float">
            <text:p>3338,7400000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Qualification</text:p>
          </table:table-cell>
          <table:table-cell table:style-name="ce6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ssurance</text:p>
          </table:table-cell>
          <table:table-cell table:style-name="ce7" office:value-type="float" office:value="-204.95" calcext:value-type="float">
            <text:p>-204,9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ncessions et droits similaires, brevets, licences, marques, procédés, logiciels, droits et valeurs similaires</text:p>
          </table:table-cell>
          <table:table-cell table:style-name="ce8" office:value-type="float" office:value="-129.63" calcext:value-type="float">
            <text:p>-129,63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Cotisation Ecopole, Ecosolies, LaGalerieDuZeroDechet</text:p>
          </table:table-cell>
          <table:table-cell table:style-name="ce8" office:value-type="float" office:value="-165" calcext:value-type="float">
            <text:p>-165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Don</text:p>
          </table:table-cell>
          <table:table-cell table:style-name="ce8" office:value-type="float" office:value="-400" calcext:value-type="float">
            <text:p>-40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rais bancaire</text:p>
          </table:table-cell>
          <table:table-cell table:style-name="ce8" office:value-type="float" office:value="-127.72" calcext:value-type="float">
            <text:p>-127,72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Frais de colloques, séminaires, conférences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Prestation de service Ecopole</text:p>
          </table:table-cell>
          <table:table-cell table:style-name="ce72"/>
          <table:table-cell table:number-columns-repeated="12"/>
        </table:table-row>
        <table:table-row table:style-name="ro1">
          <table:table-cell table:style-name="ce3" office:value-type="string" calcext:value-type="string">
            <text:p>Prêt 1000</text:p>
          </table:table-cell>
          <table:table-cell table:style-name="ce72"/>
          <table:table-cell table:number-columns-repeated="12"/>
        </table:table-row>
        <table:table-row table:style-name="ro1">
          <table:table-cell table:style-name="ce3" office:value-type="string" calcext:value-type="string">
            <text:p>Restaurant des bénévoles</text:p>
          </table:table-cell>
          <table:table-cell table:style-name="ce8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(vide)</text:p>
          </table:table-cell>
          <table:table-cell table:style-name="ce76" office:value-type="float" office:value="-17.31" calcext:value-type="float">
            <text:p>-17,3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0" office:value-type="float" office:value="-1068.61" calcext:value-type="float">
            <text:p>-1068,61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" table:style-name="ta1"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1" office:value-type="string" calcext:value-type="string">
            <text:p>Qualification</text:p>
          </table:table-cell>
          <table:table-cell table:style-name="ce6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on</text:p>
          </table:table-cell>
          <table:table-cell table:style-name="ce77"/>
          <table:table-cell table:number-columns-repeated="62"/>
        </table:table-row>
        <table:table-row table:style-name="ro1">
          <table:table-cell table:style-name="ce3" office:value-type="string" calcext:value-type="string">
            <text:p>Prestation de service Ecopole</text:p>
          </table:table-cell>
          <table:table-cell table:style-name="ce76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Total Résultat</text:p>
          </table:table-cell>
          <table:table-cell table:style-name="ce10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 table:number-rows-repeated="7">
          <table:table-cell table:style-name="Default" table:number-columns-repeated="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18" table:style-name="ta1" table:print-ranges="'Synthèse 2018'.A1:'Synthèse 2018'.F33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VIREMENT DE MLE VANESSA VIAVANT <text:s/>VU80442H51S3HD01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</table:table-row>
        <table:table-row table:style-name="ro1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VIREMENT DE MR <text:s text:c="3"/>WEBER OU ME CA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VIREMENT DE MR JAURY ANTOINE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</table:table-row>
        <table:table-row table:style-name="ro1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M RENOULIN CHRISTIAN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3:.C30])" office:value-type="float" office:value="2868.33" calcext:value-type="float">
            <text:p>2868,33</text:p>
          </table:table-cell>
          <table:table-cell table:style-name="ce128" table:formula="of:=SUM([.D3:.D30])" office:value-type="float" office:value="-1905.91" calcext:value-type="float">
            <text:p>-1905,91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19])" office:value-type="float" office:value="8981" calcext:value-type="float">
            <text:p>8981</text:p>
          </table:table-cell>
          <table:table-cell table:style-name="ce155" table:formula="of:=SUM([.D3:.D19])" office:value-type="float" office:value="-4541.23" calcext:value-type="float">
            <text:p>-4541,23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2"/>
          <table:table-cell table:style-name="ce156" office:value-type="string" calcext:value-type="string">
            <text:p>DIFF</text:p>
          </table:table-cell>
          <table:table-cell table:style-name="ce157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table:table-column table:style-name="co4" table:default-cell-style-name="ce152"/>
        <table:table-column table:style-name="co22" table:default-cell-style-name="ce152"/>
        <table:table-column table:style-name="co23" table:default-cell-style-name="ce152"/>
        <table:table-column table:style-name="co19" table:default-cell-style-name="ce152"/>
        <table:table-column table:style-name="co24" table:default-cell-style-name="ce152"/>
        <table:table-column table:style-name="co21" table:default-cell-style-name="ce152"/>
        <table:table-column table:style-name="co4" table:number-columns-repeated="58" table:default-cell-style-name="ce152"/>
        <table:table-row table:style-name="ro1">
          <table:table-cell table:style-name="ce158" office:value-type="string" calcext:value-type="string" table:number-columns-spanned="6" table:number-rows-spanned="1">
            <text:p>Synthèse comptes 2020</text:p>
          </table:table-cell>
          <table:covered-table-cell table:number-columns-repeated="5"/>
          <table:table-cell table:number-columns-repeated="58"/>
        </table:table-row>
        <table:table-row table:style-name="ro8">
          <table:table-cell table:style-name="ce83" office:value-type="string" calcext:value-type="string">
            <text:p>Date</text:p>
          </table:table-cell>
          <table:table-cell table:style-name="ce83" office:value-type="string" calcext:value-type="string">
            <text:p>Libellé</text:p>
          </table:table-cell>
          <table:table-cell table:style-name="ce83" office:value-type="string" calcext:value-type="string">
            <text:p>Crédit (€)</text:p>
          </table:table-cell>
          <table:table-cell table:style-name="ce83" office:value-type="string" calcext:value-type="string">
            <text:p>Débit (€)</text:p>
          </table:table-cell>
          <table:table-cell table:style-name="ce83" office:value-type="string" calcext:value-type="string">
            <text:p>Qualification</text:p>
          </table:table-cell>
          <table:table-cell table:style-name="ce83" office:value-type="string" calcext:value-type="string">
            <text:p>Commentaires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30" calcext:value-type="date">
            <text:p>30/12/20</text:p>
          </table:table-cell>
          <table:table-cell table:style-name="ce162" office:value-type="string" calcext:value-type="string">
            <text:p>VIR TRESORERIE NANTES MUNICI</text:p>
            <text:p>160440190844002020-12-2848335</text:p>
          </table:table-cell>
          <table:table-cell table:style-name="ce166" office:value-type="float" office:value="1000" calcext:value-type="float">
            <text:p>1000</text:p>
          </table:table-cell>
          <table:table-cell table:style-name="ce171"/>
          <table:table-cell table:style-name="ce171" office:value-type="string" calcext:value-type="string">
            <text:p>Prestation de service Données Réemploi</text:p>
          </table:table-cell>
          <table:table-cell table:style-name="ce171" office:value-type="string" calcext:value-type="string">
            <text:p>Mise à disposition de données (réemploi)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21" calcext:value-type="date">
            <text:p>21/12/20</text:p>
          </table:table-cell>
          <table:table-cell table:style-name="ce162" office:value-type="string" calcext:value-type="string">
            <text:p>VIR INST SAS TERITORIO</text:p>
          </table:table-cell>
          <table:table-cell table:style-name="ce166" office:value-type="float" office:value="1500" calcext:value-type="float">
            <text:p>1500</text:p>
          </table:table-cell>
          <table:table-cell table:style-name="ce171"/>
          <table:table-cell table:style-name="ce171" office:value-type="string" calcext:value-type="string">
            <text:p>Prestation de service OpenStreetMap (projet GoGoESS)</text:p>
          </table:table-cell>
          <table:table-cell table:style-name="ce171" office:value-type="string" calcext:value-type="string">
            <text:p>Expertise OpenStreetMap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2-04" calcext:value-type="date">
            <text:p>04/12/20</text:p>
          </table:table-cell>
          <table:table-cell table:style-name="ce162" office:value-type="string" calcext:value-type="string">
            <text:p>PAIEMENT CB 0312 AMIENS CARTOUCHE CLUB</text:p>
          </table:table-cell>
          <table:table-cell table:style-name="ce162"/>
          <table:table-cell table:style-name="ce171" office:value-type="float" office:value="-181.73" calcext:value-type="float">
            <text:p>-181,73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Christian facture cartouche club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 (Batterie pour la tablette)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0" office:value-type="date" office:date-value="2020-11-10" calcext:value-type="date">
            <text:p>10/11/20</text:p>
          </table:table-cell>
          <table:table-cell table:style-name="ce162" office:value-type="string" calcext:value-type="string">
            <text:p>PAIEMENT CB APPLE</text:p>
          </table:table-cell>
          <table:table-cell table:style-name="ce162"/>
          <table:table-cell table:style-name="ce171" office:value-type="float" office:value="-99" calcext:value-type="float">
            <text:p>-99</text:p>
          </table:table-cell>
          <table:table-cell table:style-name="ce171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1" office:value-type="string" calcext:value-type="string">
            <text:p>Droits AppleStore</text:p>
          </table:table-cell>
          <table:table-cell table:number-columns-repeated="58"/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16" calcext:value-type="date">
            <text:p>16/10/20</text:p>
          </table:table-cell>
          <table:table-cell table:style-name="ce162" office:value-type="string" calcext:value-type="string">
            <text:p>VIR ACER BATTERIE 22,57 WH</text:p>
          </table:table-cell>
          <table:table-cell table:style-name="ce162"/>
          <table:table-cell table:style-name="ce171" office:value-type="float" office:value="-68.62" calcext:value-type="float">
            <text:p>-68,62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Batterie pour la tablette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Vir OVH MIEUXTRIERANANTES.FR FACT</text:p>
          </table:table-cell>
          <table:table-cell table:style-name="ce162"/>
          <table:table-cell table:style-name="ce171" office:value-type="float" office:value="-142.82" calcext:value-type="float">
            <text:p>-142,82</text:p>
          </table:table-cell>
          <table:table-cell table:style-name="ce171" office:value-type="string" calcext:value-type="string">
            <text:p>Services en ligne</text:p>
          </table:table-cell>
          <table:table-cell table:style-name="ce171" office:value-type="string" calcext:value-type="string">
            <text:p>OVH</text:p>
          </table:table-cell>
          <table:table-cell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Remboursement Virement Christian Renoulin</text:p>
          </table:table-cell>
          <table:table-cell table:style-name="ce166"/>
          <table:table-cell table:style-name="ce171" office:value-type="float" office:value="-100" calcext:value-type="float">
            <text:p>-100</text:p>
          </table:table-cell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20" calcext:value-type="date">
            <text:p>20/08/20</text:p>
          </table:table-cell>
          <table:table-cell table:style-name="ce162" office:value-type="string" calcext:value-type="string">
            <text:p>Vir Mieux trier à Nantes</text:p>
          </table:table-cell>
          <table:table-cell table:style-name="ce166" office:value-type="float" office:value="1319.08" calcext:value-type="float">
            <text:p>1319,08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22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08-05" calcext:value-type="date">
            <text:p>05/08/20</text:p>
          </table:table-cell>
          <table:table-cell table:style-name="ce162" office:value-type="string" calcext:value-type="string">
            <text:p>Associa 3 IA7029350.</text:p>
          </table:table-cell>
          <table:table-cell table:style-name="ce162"/>
          <table:table-cell table:style-name="ce171" office:value-type="float" office:value="-83.8" calcext:value-type="float">
            <text:p>-83,8</text:p>
          </table:table-cell>
          <table:table-cell table:style-name="ce171" office:value-type="string" calcext:value-type="string">
            <text:p>Assurance</text:p>
          </table:table-cell>
          <table:table-cell table:style-name="ce171" office:value-type="string" calcext:value-type="string">
            <text:p>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03" calcext:value-type="date">
            <text:p>03/08/20</text:p>
          </table:table-cell>
          <table:table-cell table:style-name="ce163" office:value-type="string" calcext:value-type="string">
            <text:p>Virement Christian Renoulin</text:p>
          </table:table-cell>
          <table:table-cell table:style-name="ce166" office:value-type="float" office:value="100" calcext:value-type="float">
            <text:p>100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22"/>
          <table:table-cell table:style-name="ce16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8-20" calcext:value-type="date">
            <text:p>20/08/20</text:p>
          </table:table-cell>
          <table:table-cell table:style-name="ce164" office:value-type="string" calcext:value-type="string">
            <text:p>Vir Mieux trier à Nantes</text:p>
          </table:table-cell>
          <table:table-cell table:style-name="ce167"/>
          <table:table-cell table:style-name="ce167" office:value-type="float" office:value="-1319.08" calcext:value-type="float">
            <text:p>-1319,08</text:p>
          </table:table-cell>
          <table:table-cell table:style-name="ce164" office:value-type="string" calcext:value-type="string">
            <text:p>Transfert banque</text:p>
          </table:table-cell>
          <table:table-cell table:style-name="ce164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>
          <table:table-cell table:style-name="ce161" office:value-type="date" office:date-value="2020-07-31" calcext:value-type="date">
            <text:p>31/07/20</text:p>
          </table:table-cell>
          <table:table-cell table:style-name="ce164" office:value-type="string" calcext:value-type="string">
            <text:p>Frais de tenue de compte</text:p>
          </table:table-cell>
          <table:table-cell table:style-name="ce167"/>
          <table:table-cell table:style-name="ce167" office:value-type="float" office:value="-90" calcext:value-type="float">
            <text:p>-90</text:p>
          </table:table-cell>
          <table:table-cell table:style-name="ce164" office:value-type="string" calcext:value-type="string">
            <text:p>Frais bancaire</text:p>
          </table:table-cell>
          <table:table-cell table:style-name="ce164" office:value-type="string" calcext:value-type="string">
            <text:p>Frais bancaire (résiliation La Banque Postale) 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6-12" calcext:value-type="date">
            <text:p>12/06/20</text:p>
          </table:table-cell>
          <table:table-cell table:style-name="ce164" office:value-type="string" calcext:value-type="string">
            <text:p>CHEQUE N° 8761021</text:p>
          </table:table-cell>
          <table:table-cell table:style-name="ce167"/>
          <table:table-cell table:style-name="ce167" office:value-type="float" office:value="-59.1" calcext:value-type="float">
            <text:p>-59,1</text:p>
          </table:table-cell>
          <table:table-cell table:style-name="ce164" office:value-type="string" calcext:value-type="string">
            <text:p>Restaurant</text:p>
          </table:table-cell>
          <table:table-cell table:style-name="ce164" office:value-type="string" calcext:value-type="string">
            <text:p>Repas crêperie 5 personn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6-05" calcext:value-type="date">
            <text:p>05/06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4000" calcext:value-type="float">
            <text:p>-40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68" office:value-type="float" office:value="5" calcext:value-type="float">
            <text:p>5</text:p>
          </table:table-cell>
          <table:table-cell table:style-name="ce116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0</text:p>
          </table:table-cell>
          <table:table-cell table:style-name="ce167"/>
          <table:table-cell table:style-name="ce167" office:value-type="float" office:value="-112.9" calcext:value-type="float">
            <text:p>-112,9</text:p>
          </table:table-cell>
          <table:table-cell table:style-name="ce164" office:value-type="string" calcext:value-type="string">
            <text:p>Achats de marchandises</text:p>
          </table:table-cell>
          <table:table-cell table:style-name="ce164" office:value-type="string" calcext:value-type="string">
            <text:p>Conception du jeu : Cat’s Family illustrations des cart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1500" calcext:value-type="float">
            <text:p>-15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>
          <table:table-cell table:style-name="ce116"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4">
          <table:table-cell table:style-name="ce161" office:value-type="date" office:date-value="2020-01-16" calcext:value-type="date">
            <text:p>16/01/20</text:p>
          </table:table-cell>
          <table:table-cell table:style-name="ce164" office:value-type="string" calcext:value-type="string">
            <text:p>VIREMENT TRESORERIE NANTES MUNICI 160440190844072020-01-145280</text:p>
          </table:table-cell>
          <table:table-cell table:style-name="ce167" office:value-type="float" office:value="702" calcext:value-type="float">
            <text:p>702</text:p>
          </table:table-cell>
          <table:table-cell table:style-name="ce161"/>
          <table:table-cell table:style-name="ce164" office:value-type="string" calcext:value-type="string">
            <text:p>Prestation de service Appli Nantes Métropole</text:p>
          </table:table-cell>
          <table:table-cell table:style-name="ce164" office:value-type="string" calcext:value-type="string">
            <text:p>Subvention Nantes Metropole</text:p>
          </table:table-cell>
          <table:table-cell table:number-columns-repeated="58"/>
        </table:table-row>
        <table:table-row table:style-name="ro1">
          <table:table-cell/>
          <table:table-cell table:style-name="ce165" office:value-type="string" calcext:value-type="string">
            <text:p>Total</text:p>
          </table:table-cell>
          <table:table-cell table:style-name="ce169" table:formula="of:=SUM([.C3:.C39])" office:value-type="float" office:value="4673.56" calcext:value-type="float">
            <text:p>4673,56</text:p>
          </table:table-cell>
          <table:table-cell table:style-name="ce169" table:formula="of:=SUM([.D3:.D39])" office:value-type="float" office:value="-8011" calcext:value-type="float">
            <text:p>-8011</text:p>
          </table:table-cell>
          <table:table-cell table:style-name="ce173" office:value-type="string" calcext:value-type="string">
            <text:p>Total en banque</text:p>
          </table:table-cell>
          <table:table-cell table:style-name="ce169" table:formula="of:=6432.58+([.C40]+[.D40])" office:value-type="float" office:value="3095.14" calcext:value-type="float">
            <text:p>3095,14</text:p>
          </table:table-cell>
          <table:table-cell table:number-columns-repeated="58"/>
        </table:table-row>
        <table:table-row table:style-name="ro1" table:visibility="filter">
          <table:table-cell table:number-columns-repeated="2"/>
          <table:table-cell table:style-name="ce170" office:value-type="string" calcext:value-type="string">
            <text:p>DIFF</text:p>
          </table:table-cell>
          <table:table-cell table:style-name="ce172" table:formula="of:=[.C40]+[.D40]" office:value-type="float" office:value="-3337.44" calcext:value-type="float">
            <text:p>-3337,44</text:p>
          </table:table-cell>
          <table:table-cell table:number-columns-repeated="60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21" table:style-name="ta1" table:print-ranges="'Synthèse 2021'.A1:'Synthèse 2021'.F44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 table:formula="of:=[.G4]+[.C3]+[.D3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 gagnants SERD</text:p>
          </table:table-cell>
          <table:table-cell/>
          <table:table-cell table:formula="of:=[.G5]+[.C4]+[.D4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3427.17" calcext:value-type="float">
            <text:p>3427,17</text:p>
          </table:table-cell>
          <table:table-cell table:number-columns-repeated="3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7]+[.C6]+[.D6]" office:value-type="float" office:value="3437.79" calcext:value-type="float">
            <text:p>3437,79</text:p>
          </table:table-cell>
          <table:table-cell table:number-columns-repeated="3"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8]+[.C7]+[.D7]" office:value-type="float" office:value="3448.41" calcext:value-type="float">
            <text:p>3448,41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9]+[.C8]+[.D8]" office:value-type="float" office:value="3465.19" calcext:value-type="float">
            <text:p>3465,19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style-name="ce174" table:formula="of:=[.G10]+[.C9]+[.D9]" office:value-type="float" office:value="3465.11" calcext:value-type="float">
            <text:p>3465,1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1]+[.C10]+[.D10]" office:value-type="float" office:value="3464.97" calcext:value-type="float">
            <text:p>3464,97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des bénévoles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12]+[.C11]+[.D11]" office:value-type="float" office:value="3479.97" calcext:value-type="float">
            <text:p>3479,97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13]+[.C12]+[.D12]" office:value-type="float" office:value="3543.07" calcext:value-type="float">
            <text:p>3543,07</text:p>
          </table:table-cell>
          <table:table-cell table:number-columns-repeated="3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4]+[.C13]+[.D13]" office:value-type="float" office:value="3553.69" calcext:value-type="float">
            <text:p>3553,69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5]+[.C14]+[.D14]" office:value-type="float" office:value="3567.93" calcext:value-type="float">
            <text:p>3567,93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6]+[.C15]+[.D15]" office:value-type="float" office:value="3578.55" calcext:value-type="float">
            <text:p>3578,55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7]+[.C16]+[.D16]" office:value-type="float" office:value="3589.17" calcext:value-type="float">
            <text:p>3589,17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/>
          <table:table-cell table:formula="of:=[.G18]+[.C17]+[.D17]" office:value-type="float" office:value="3597.56" calcext:value-type="float">
            <text:p>3597,56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style-name="ce174" table:formula="of:=[.G19]+[.C18]+[.D18]" office:value-type="float" office:value="3677.56" calcext:value-type="float">
            <text:p>3677,56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0]+[.C19]+[.D19]" office:value-type="float" office:value="3688.18" calcext:value-type="float">
            <text:p>3688,18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 des bénévoles</text:p>
          </table:table-cell>
          <table:table-cell/>
          <table:table-cell table:style-name="ce174" table:formula="of:=[.G21]+[.C20]+[.D20]" office:value-type="float" office:value="3696.57" calcext:value-type="float">
            <text:p>3696,57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2]+[.C21]+[.D21]" office:value-type="float" office:value="3751.27" calcext:value-type="float">
            <text:p>3751,27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25]+[.C22]+[.D22]" office:value-type="float" office:value="3761.89" calcext:value-type="float">
            <text:p>376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main</text:p>
          </table:table-cell>
          <table:table-cell table:style-name="ce174"/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 Jaury</text:p>
          </table:table-cell>
          <table:table-cell table:formula="of:=[.G25]+[.C24]+[.D24]" office:value-type="float" office:value="3777.51" calcext:value-type="float">
            <text:p>3777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-20.46" calcext:value-type="float">
            <text:p>-20,46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26]+[.C25]+[.D25]" office:value-type="float" office:value="3772.51" calcext:value-type="float">
            <text:p>3772,51</text:p>
          </table:table-cell>
          <table:table-cell table:style-name="ce176" office:value-type="date" office:date-value="2021-04-30" calcext:value-type="date">
            <text:p>30/04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7]+[.C26]+[.D26]" office:value-type="float" office:value="3792.97" calcext:value-type="float">
            <text:p>3792,97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/>
          <table:table-cell table:formula="of:=[.G29]+[.C27]+[.D27]" office:value-type="float" office:value="3803.59" calcext:value-type="float">
            <text:p>3803,59</text:p>
          </table:table-cell>
          <table:table-cell table:number-columns-repeated="3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9]+[.C28]+[.D28]" office:value-type="float" office:value="3273.75" calcext:value-type="float">
            <text:p>3273,75</text:p>
          </table:table-cell>
          <table:table-cell table:number-columns-repeated="3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30]+[.C29]+[.D29]" office:value-type="float" office:value="3303.59" calcext:value-type="float">
            <text:p>3303,59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1]+[.C30]+[.D30]" office:value-type="float" office:value="3343.81" calcext:value-type="float">
            <text:p>3343,81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2]+[.C31]+[.D31]" office:value-type="float" office:value="3379.81" calcext:value-type="float">
            <text:p>3379,81</text:p>
          </table:table-cell>
          <table:table-cell table:number-columns-repeated="3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3]+[.C32]+[.D32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 table:formula="of:=[.G34]+[.C33]+[.D33]" office:value-type="float" office:value="3460.81" calcext:value-type="float">
            <text:p>346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 table:formula="of:=[.G35]+[.C34]+[.D34]" office:value-type="float" office:value="3455.81" calcext:value-type="float">
            <text:p>3455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 table:formula="of:=[.G36]+[.C35]+[.D35]" office:value-type="float" office:value="3450.81" calcext:value-type="float">
            <text:p>3450,81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 table:style-name="ce174" table:formula="of:=[.G37]+[.C36]+[.D36]" office:value-type="float" office:value="3445.81" calcext:value-type="float">
            <text:p>3445,81</text:p>
          </table:table-cell>
          <table:table-cell table:style-name="ce176" office:value-type="date" office:date-value="2021-03-01" calcext:value-type="date">
            <text:p>01/03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38]+[.C37]+[.D37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39]+[.C38]+[.D38]" office:value-type="float" office:value="3451.43" calcext:value-type="float">
            <text:p>3451,43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/>
          <table:table-cell table:style-name="ce174" table:formula="of:=[.G40]+[.C39]+[.D39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41]+[.C40]+[.D40]" office:value-type="float" office:value="3094.14" calcext:value-type="float">
            <text:p>3094,14</text:p>
          </table:table-cell>
          <table:table-cell table:number-columns-repeated="3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 table:formula="of:=[.G42]+[.C41]+[.D41]" office:value-type="float" office:value="3105.76" calcext:value-type="float">
            <text:p>3105,7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41])" office:value-type="float" office:value="898.13" calcext:value-type="float">
            <text:p>898,13</text:p>
          </table:table-cell>
          <table:table-cell table:style-name="ce155" table:formula="of:=SUM([.D3:.D41])" office:value-type="float" office:value="-765.94" calcext:value-type="float">
            <text:p>-765,94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42]+([.C42]+[.D42])" office:value-type="float" office:value="3227.33" calcext:value-type="float">
            <text:p>3227,33</text:p>
          </table:table-cell>
          <table:table-cell table:style-name="ce175" office:value-type="float" office:value="3095.14" calcext:value-type="float">
            <text:p>3095,14</text:p>
          </table:table-cell>
          <table:table-cell table:style-name="ce176" office:value-type="date" office:date-value="2020-12-31" calcext:value-type="date">
            <text:p>31/12/20</text:p>
          </table:table-cell>
          <table:table-cell/>
          <table:table-cell table:formula="of:=[.C42]+[.D42]" office:value-type="float" office:value="132.19" calcext:value-type="float">
            <text:p>132,19</text:p>
          </table:table-cell>
        </table:table-row>
      </table:table>
      <table:table table:name="Synthèse 2022" table:style-name="ta1" table:print-ranges="'Synthèse 2022'.A1:'Synthèse 2022'.F41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2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4]+[.C3]+[.D3]" office:value-type="float" office:value="1530.53" calcext:value-type="float">
            <text:p>1530,53</text:p>
          </table:table-cell>
          <table:table-cell/>
          <table:table-cell office:value-type="float" office:value="1530.53" calcext:value-type="float">
            <text:p>1530,53</text:p>
          </table:table-cell>
          <table:table-cell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 table:formula="of:=[.G5]+[.C4]+[.D4]" office:value-type="float" office:value="1541.22" calcext:value-type="float">
            <text:p>1541,22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1558.53" calcext:value-type="float">
            <text:p>1558,53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7]+[.C6]+[.D6]" office:value-type="float" office:value="1569.22" calcext:value-type="float">
            <text:p>1569,22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 table:formula="of:=[.G8]+[.C7]+[.D7]" office:value-type="float" office:value="1611.52" calcext:value-type="float">
            <text:p>1611,52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9]+[.C8]+[.D8]" office:value-type="float" office:value="1628.3" calcext:value-type="float">
            <text:p>1628,3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 table:formula="of:=[.G10]+[.C9]+[.D9]" office:value-type="float" office:value="1638.99" calcext:value-type="float">
            <text:p>1638,99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string" calcext:value-type="string">
            <text:p>Prêt</text:p>
          </table:table-cell>
          <table:table-cell/>
          <table:table-cell table:formula="of:=[.G11]+[.C10]+[.D10]" office:value-type="float" office:value="1653.23" calcext:value-type="float">
            <text:p>1653,23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2]+[.C11]+[.D11]" office:value-type="float" office:value="2653.23" calcext:value-type="float">
            <text:p>2653,23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3]+[.C12]+[.D12]" office:value-type="float" office:value="2663.92" calcext:value-type="float">
            <text:p>2663,92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14]+[.C13]+[.D13]" office:value-type="float" office:value="2674.54" calcext:value-type="float">
            <text:p>2674,54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 table:formula="of:=[.G15]+[.C14]+[.D14]" office:value-type="float" office:value="2716.84" calcext:value-type="float">
            <text:p>2716,84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6]+[.C15]+[.D15]" office:value-type="float" office:value="2725.23" calcext:value-type="float">
            <text:p>2725,23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 table:formula="of:=[.G17]+[.C16]+[.D16]" office:value-type="float" office:value="2735.85" calcext:value-type="float">
            <text:p>2735,85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 table:formula="of:=[.G18]+[.C17]+[.D17]" office:value-type="float" office:value="2744.24" calcext:value-type="float">
            <text:p>2744,24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 table:formula="of:=[.G19]+[.C18]+[.D18]" office:value-type="float" office:value="2814.24" calcext:value-type="float">
            <text:p>2814,24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0]+[.C19]+[.D19]" office:value-type="float" office:value="2828.24" calcext:value-type="float">
            <text:p>2828,24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 table:formula="of:=[.G21]+[.C20]+[.D20]" office:value-type="float" office:value="2838.86" calcext:value-type="float">
            <text:p>2838,86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2]+[.C21]+[.D21]" office:value-type="float" office:value="2848.86" calcext:value-type="float">
            <text:p>2848,8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3]+[.C22]+[.D22]" office:value-type="float" office:value="2877.37" calcext:value-type="float">
            <text:p>2877,37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4]+[.C23]+[.D23]" office:value-type="float" office:value="2890.47" calcext:value-type="float">
            <text:p>2890,47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25]+[.C24]+[.D24]" office:value-type="float" office:value="2901.09" calcext:value-type="float">
            <text:p>2901,09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26]+[.C25]+[.D25]" office:value-type="float" office:value="2867.12" calcext:value-type="float">
            <text:p>2867,12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7]+[.C26]+[.D26]" office:value-type="float" office:value="2909.42" calcext:value-type="float">
            <text:p>2909,42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 table:formula="of:=[.G28]+[.C27]+[.D27]" office:value-type="float" office:value="2920.04" calcext:value-type="float">
            <text:p>292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 table:formula="of:=[.G29]+[.C28]+[.D28]" office:value-type="float" office:value="2980.04" calcext:value-type="float">
            <text:p>298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 table:formula="of:=[.G30]+[.C29]+[.D29]" office:value-type="float" office:value="3015.04" calcext:value-type="float">
            <text:p>3015,04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1]+[.C30]+[.D30]" office:value-type="float" office:value="3415.04" calcext:value-type="float">
            <text:p>3415,0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 table:formula="of:=[.G32]+[.C31]+[.D31]" office:value-type="float" office:value="3425.66" calcext:value-type="float">
            <text:p>3425,66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3]+[.C32]+[.D32]" office:value-type="float" office:value="3465.88" calcext:value-type="float">
            <text:p>3465,88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/>
          <table:table-cell table:formula="of:=[.G34]+[.C33]+[.D33]" office:value-type="float" office:value="3476.5" calcext:value-type="float">
            <text:p>3476,5</text:p>
          </table:table-cell>
          <table:table-cell table:number-columns-repeated="3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35]+[.C34]+[.D34]" office:value-type="float" office:value="3524.71" calcext:value-type="float">
            <text:p>3524,71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6]+[.C35]+[.D35]" office:value-type="float" office:value="3216.71" calcext:value-type="float">
            <text:p>3216,71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 table:formula="of:=[.G37]+[.C36]+[.D36]" office:value-type="float" office:value="3227.33" calcext:value-type="float">
            <text:p>3227,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38]+[.C37]+[.D37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0"/>
          <table:table-cell table:formula="of:=[.G39]+[.C38]+[.D38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38])" office:value-type="float" office:value="341.97" calcext:value-type="float">
            <text:p>341,97</text:p>
          </table:table-cell>
          <table:table-cell table:style-name="ce155" table:formula="of:=SUM([.D3:.D38])" office:value-type="float" office:value="-2068.61" calcext:value-type="float">
            <text:p>-2068,61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39]+([.C39]+[.D39])" office:value-type="float" office:value="1530.53" calcext:value-type="float">
            <text:p>1530,53</text:p>
          </table:table-cell>
          <table:table-cell table:style-name="ce175" office:value-type="float" office:value="3257.17" calcext:value-type="float">
            <text:p>3257,17</text:p>
          </table:table-cell>
          <table:table-cell table:style-name="ce176" office:value-type="date" office:date-value="2021-12-31" calcext:value-type="date">
            <text:p>31/12/21</text:p>
          </table:table-cell>
          <table:table-cell/>
          <table:table-cell table:formula="of:=[.C39]+[.D39]" office:value-type="float" office:value="-1726.64" calcext:value-type="float">
            <text:p>-1726,64</text:p>
          </table:table-cell>
        </table:table-row>
      </table:table>
      <table:table table:name="Synthèse 2023" table:style-name="ta1" table:print-ranges="'Synthèse 2023'.A1:'Synthèse 2023'.F27"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2" table:default-cell-style-name="Default"/>
        <table:table-column table:style-name="co4" table:default-cell-style-name="ce73"/>
        <table:table-row table:style-name="ro1">
          <table:table-cell table:style-name="ce154" office:value-type="string" calcext:value-type="string" table:number-columns-spanned="6" table:number-rows-spanned="1">
            <text:p>Synthèse comptes 2023</text:p>
          </table:table-cell>
          <table:covered-table-cell table:number-columns-repeated="5" table:style-name="Default"/>
          <table:table-cell table:number-columns-repeated="2"/>
          <table:table-cell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9"/>
        </table:table-row>
        <table:table-row table:style-name="ro1">
          <table:table-cell office:value-type="date" office:date-value="2023-05-10" calcext:value-type="date">
            <text:p>10/05/23</text:p>
          </table:table-cell>
          <table:table-cell office:value-type="string" calcext:value-type="string">
            <text:p>FACTURE SGT23361840005368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4"/>
        </table:table-row>
        <table:table-row table:style-name="ro1">
          <table:table-cell office:value-type="date" office:date-value="2023-05-05" calcext:value-type="date">
            <text:p>05/05/23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4.12" calcext:value-type="float">
            <text:p>-44,12</text:p>
          </table:table-cell>
          <table:table-cell office:value-type="string" calcext:value-type="string">
            <text:p>Assurance</text:p>
          </table:table-cell>
          <table:table-cell table:number-columns-repeated="4"/>
        </table:table-row>
        <table:table-row table:style-name="ro1">
          <table:table-cell office:value-type="date" office:date-value="2023-04-30" calcext:value-type="date">
            <text:p>30/04/23</text:p>
          </table:table-cell>
          <table:table-cell office:value-type="string" calcext:value-type="string">
            <text:p>Etiquettes pour barquettes</text:p>
          </table:table-cell>
          <table:table-cell/>
          <table:table-cell office:value-type="float" office:value="-45.4" calcext:value-type="float">
            <text:p>-45,4</text:p>
          </table:table-cell>
          <table:table-cell/>
          <table:table-cell office:value-type="string" calcext:value-type="string">
            <text:p>FactureAvery_155100026142_Etiquettes_45euros40_20230430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250 barquettes Frites</text:p>
          </table:table-cell>
          <table:table-cell/>
          <table:table-cell office:value-type="float" office:value="-80.4" calcext:value-type="float">
            <text:p>-80,4</text:p>
          </table:table-cell>
          <table:table-cell/>
          <table:table-cell office:value-type="string" calcext:value-type="string">
            <text:p>FactureEGobelets_FA007246_150BarquetteFrites_80euros40_20230417</text:p>
          </table:table-cell>
          <table:table-cell table:number-columns-repeated="3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Restaurant CA</text:p>
          </table:table-cell>
          <table:table-cell/>
          <table:table-cell office:value-type="float" office:value="-54.3" calcext:value-type="float">
            <text:p>-54,3</text:p>
          </table:table-cell>
          <table:table-cell/>
          <table:table-cell office:value-type="string" calcext:value-type="string">
            <text:p>FactureTablOGourmand_Restaurant_54euros30_20230417</text:p>
          </table:table-cell>
          <table:table-cell table:number-columns-repeated="3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Frais de virement</text:p>
          </table:table-cell>
          <table:table-cell/>
          <table:table-cell office:value-type="float" office:value="-0.54" calcext:value-type="float">
            <text:p>-0,54</text:p>
          </table:table-cell>
          <table:table-cell office:value-type="string" calcext:value-type="string">
            <text:p>Frais bancaire</text:p>
          </table:table-cell>
          <table:table-cell table:number-columns-repeated="4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8" calcext:value-type="date">
            <text:p>18/04/23</text:p>
          </table:table-cell>
          <table:table-cell office:value-type="string" calcext:value-type="string">
            <text:p>Romai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Matthieu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7" calcext:value-type="date">
            <text:p>17/04/23</text:p>
          </table:table-cell>
          <table:table-cell office:value-type="string" calcext:value-type="string">
            <text:p>Vaness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date" office:date-value="2023-04-10" calcext:value-type="date">
            <text:p>10/04/23</text:p>
          </table:table-cell>
          <table:table-cell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9]+[.C14]+[.D14]" office:value-type="float" office:value="1370.12" calcext:value-type="float">
            <text:p>1370,12</text:p>
          </table:table-cell>
          <table:table-cell table:number-columns-repeated="2"/>
        </table:table-row>
        <table:table-row table:style-name="ro1">
          <table:table-cell office:value-type="date" office:date-value="2023-03-26" calcext:value-type="date">
            <text:p>26/03/23</text:p>
          </table:table-cell>
          <table:table-cell office:value-type="string" calcext:value-type="string">
            <text:p>REMBOURSEMENT PRET LGZD VU30853M0VF9PL01 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rêt</text:p>
          </table:table-cell>
          <table:table-cell office:value-type="string" calcext:value-type="string">
            <text:p>Remboursement 1000</text:p>
          </table:table-cell>
          <table:table-cell table:formula="of:=[.G16]+[.C15]+[.D15]" office:value-type="float" office:value="2285.12" calcext:value-type="float">
            <text:p>2285,12</text:p>
          </table:table-cell>
          <table:table-cell/>
          <table:table-cell table:style-name="ce74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7]+[.C16]+[.D16]" office:value-type="float" office:value="1285.12" calcext:value-type="float">
            <text:p>1285,12</text:p>
          </table:table-cell>
          <table:table-cell/>
          <table:table-cell table:style-name="ce75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18]+[.C17]+[.D17]" office:value-type="float" office:value="1335.12" calcext:value-type="float">
            <text:p>1335,12</text:p>
          </table:table-cell>
          <table:table-cell/>
          <table:table-cell table:style-name="Default"/>
        </table:table-row>
        <table:table-row table:style-name="ro1">
          <table:table-cell office:value-type="date" office:date-value="2023-03-10" calcext:value-type="date">
            <text:p>10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9]+[.C18]+[.D18]" office:value-type="float" office:value="1370.12" calcext:value-type="float">
            <text:p>1370,1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20]+[.C19]+[.D19]" office:value-type="float" office:value="1380.81" calcext:value-type="float">
            <text:p>1380,81</text:p>
          </table:table-cell>
          <table:table-cell/>
          <table:table-cell table:style-name="Default"/>
        </table:table-row>
        <table:table-row table:style-name="ro1">
          <table:table-cell office:value-type="date" office:date-value="2023-02-04" calcext:value-type="date">
            <text:p>04/02/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 table:formula="of:=[.G21]+[.C20]+[.D20]" office:value-type="float" office:value="1391.5" calcext:value-type="float">
            <text:p>1391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/>
          <table:table-cell table:formula="of:=[.G22]+[.C21]+[.D21]" office:value-type="float" office:value="1438.48" calcext:value-type="float">
            <text:p>1438,4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23]+[.C22]+[.D22]" office:value-type="float" office:value="1488.5" calcext:value-type="float">
            <text:p>1488,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 table:formula="of:=[.G24]+[.C23]+[.D23]" office:value-type="float" office:value="1499.19" calcext:value-type="float">
            <text:p>1499,19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120"/>
          <table:table-cell table:formula="of:=[.G25]+[.C24]+[.D24]" office:value-type="float" office:value="1530.53" calcext:value-type="float">
            <text:p>1530,53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24])" office:value-type="float" office:value="1020" calcext:value-type="float">
            <text:p>1020</text:p>
          </table:table-cell>
          <table:table-cell table:style-name="ce155" table:formula="of:=SUM([.D3:.D24])" office:value-type="float" office:value="-491.55" calcext:value-type="float">
            <text:p>-491,55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25]+([.C25]+[.D25])" office:value-type="float" office:value="2058.98" calcext:value-type="float">
            <text:p>2058,98</text:p>
          </table:table-cell>
          <table:table-cell table:style-name="ce175" office:value-type="float" office:value="1530.53" calcext:value-type="float">
            <text:p>1530,53</text:p>
          </table:table-cell>
          <table:table-cell table:style-name="ce176" office:value-type="date" office:date-value="2022-12-31" calcext:value-type="date">
            <text:p>31/12/22</text:p>
          </table:table-cell>
          <table:table-cell table:style-name="Default"/>
        </table:table-row>
      </table:table>
      <table:table table:name="Prévisionnel" table:style-name="ta1">
        <table:table-column table:style-name="co25" table:default-cell-style-name="ce178"/>
        <table:table-column table:style-name="co26" table:default-cell-style-name="ce181"/>
        <table:table-column table:style-name="co4" table:default-cell-style-name="ce181"/>
        <table:table-row table:style-name="ro1">
          <table:table-cell table:style-name="ce1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180"/>
        </table:table-row>
        <table:table-row table:style-name="ro9">
          <table:table-cell table:style-name="ce154"/>
          <table:table-cell table:style-name="Default" table:number-columns-repeated="2"/>
        </table:table-row>
        <table:table-row table:style-name="ro1">
          <table:table-cell table:style-name="ce154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4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4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179" office:value-type="string" calcext:value-type="string">
            <text:p>TOTAL</text:p>
          </table:table-cell>
          <table:table-cell table:style-name="ce179" table:formula="of:=SUM([.B4:.B19])" office:value-type="float" office:value="2276.67" calcext:value-type="float">
            <text:p>2276,67</text:p>
          </table:table-cell>
          <table:table-cell table:style-name="ce1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156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8" table:target-range-address="'Synthèse 2020'.A2:'Synthèse 2020'.F41" table:display-filter-buttons="true" table:orientation="column">
          <table:filter>
            <table:filter-or>
              <table:filter-condition table:data-type="number" table:value="" table:operator="&gt;" table:field-number="1"/>
              <table:filter-and>
                <table:filter-condition table:data-type="number" table:value="" table:operator="&lt;" table:field-number="2"/>
                <table:filter-condition table:value="Frais bancaire" table:operator="=" table:field-number="3">
                  <table:filter-set-item table:value="Frais bancaire"/>
                  <table:filter-set-item table:value="Frais bancaire (avoir)"/>
                </table:filter-condition>
              </table:filter-and>
            </table:filter-or>
          </table:filter>
        </table:database-range>
        <table:database-range table:name="__Anonymous_Sheet_DB__10" table:target-range-address="'Synthèse 2022'.A1:'Synthèse 2022'.J39" table:display-filter-buttons="true" table:orientation="column"/>
        <table:database-range table:name="__Anonymous_Sheet_DB__11" table:target-range-address="'Synthèse 2023'.A1:'Synthèse 2023'.J25" table:display-filter-buttons="true" table:orientation="column"/>
      </table:database-ranges>
      <table:data-pilot-tables>
        <table:data-pilot-table table:name="DataPilot1" table:application-data="" table:target-range-address="Crédits.A1:Crédits.B4" table:buttons="Crédits.A1" table:show-filter-button="false" table:drill-down-on-double-click="false">
          <table:source-cell-range table:cell-range-address="'Lignes bancaires'.A1:'Lignes bancaires'.F3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Ecopole, Ecosolies, LaGalerieDuZeroDechet" table:display="false" table:show-details="true"/>
                <table:data-pilot-member table:name="Frais bancaire" table:display="false" table:show-details="true"/>
                <table:data-pilot-member table:name="Frais de colloques, séminaires, conférences" table:display="false" table:show-details="true"/>
                <table:data-pilot-member table:name="Prestation de service Ecopole" table:display="true" table:show-details="true"/>
                <table:data-pilot-member table:name="Prêt 1000" table:display="false" table:show-details="true"/>
                <table:data-pilot-member table:name="Restaurant des bénévoles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33,97" table:display="true" table:show-details="true"/>
                <table:data-pilot-member table:name="3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2" table:buttons="Débits.A1" table:show-filter-button="false" table:drill-down-on-double-click="false">
          <table:source-cell-range table:cell-range-address="'Lignes bancaires'.A1:'Lignes bancaires'.F3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Frais de colloques, séminaires, conférences" table:display="true" table:show-details="true"/>
                <table:data-pilot-member table:name="Prestation de service Ecopole" table:display="true" table:show-details="true"/>
                <table:data-pilot-member table:name="Prêt 1000" table:display="true" table:show-details="true"/>
                <table:data-pilot-member table:name="Restaurant des bénévol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400" table:display="true" table:show-details="true"/>
                <table:data-pilot-member table:name="-70" table:display="true" table:show-details="true"/>
                <table:data-pilot-member table:name="-60" table:display="true" table:show-details="true"/>
                <table:data-pilot-member table:name="-48,21" table:display="true" table:show-details="true"/>
                <table:data-pilot-member table:name="-42,3" table:display="true" table:show-details="true"/>
                <table:data-pilot-member table:name="-40,22" table:display="true" table:show-details="true"/>
                <table:data-pilot-member table:name="-35" table:display="true" table:show-details="true"/>
                <table:data-pilot-member table:name="-29,84" table:display="true" table:show-details="true"/>
                <table:data-pilot-member table:name="-28,51" table:display="true" table:show-details="true"/>
                <table:data-pilot-member table:name="-17,31" table:display="true" table:show-details="true"/>
                <table:data-pilot-member table:name="-16,78" table:display="true" table:show-details="true"/>
                <table:data-pilot-member table:name="-14,24" table:display="true" table:show-details="true"/>
                <table:data-pilot-member table:name="-14" table:display="true" table:show-details="true"/>
                <table:data-pilot-member table:name="-13,1" table:display="true" table:show-details="true"/>
                <table:data-pilot-member table:name="-10,69" table:display="true" table:show-details="true"/>
                <table:data-pilot-member table:name="-10,62" table:display="true" table:show-details="true"/>
                <table:data-pilot-member table:name="-10" table:display="true" table:show-details="true"/>
                <table:data-pilot-member table:name="-8,3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Débits_2023.A1:Débits_2023.B8" table:buttons="Débits_2023.A1" table:show-filter-button="false" table:drill-down-on-double-click="false">
          <table:source-cell-range table:cell-range-address="'Lignes bancaires_2024-2023'.A1:'Lignes bancaires_2024-2023'.F59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" table:display="true" table:show-details="true"/>
                <table:data-pilot-member table:name="Achats de marchandises (équipement tablette)" table:display="true" table:show-details="true"/>
                <table:data-pilot-member table:name="Prêt 10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35" table:display="true" table:show-details="true"/>
                <table:data-pilot-member table:name="-10,69" table:display="true" table:show-details="true"/>
                <table:data-pilot-member table:name="" table:display="true" table:show-details="true"/>
                <table:data-pilot-member table:name="-50,02" table:display="true" table:show-details="true"/>
                <table:data-pilot-member table:name="-50" table:display="true" table:show-details="true"/>
                <table:data-pilot-member table:name="-46,98" table:display="true" table:show-details="true"/>
                <table:data-pilot-member table:name="-31,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Crédits_2023.A1:Crédits_2023.B3" table:buttons="Crédits_2023.A1" table:show-filter-button="false" table:drill-down-on-double-click="false">
          <table:source-cell-range table:cell-range-address="'Lignes bancaires_2024-2023'.A1:'Lignes bancaires_2024-2023'.F39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 (équipement tablette)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Ecopole, Ecosolies, LaGalerieDuZeroDechet" table:display="false" table:show-details="true"/>
                <table:data-pilot-member table:name="Frais bancaire" table:display="false" table:show-details="true"/>
                <table:data-pilot-member table:name="Prêt 1000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/>
    <style:font-face style:name="Verdana1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,</number:text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2" number:min-decimal-places="2" number:min-integer-digits="1"/>
      <number:text>%</number:text>
    </number:percentage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date-style style:name="N136">
      <number:day number:style="long"/>
      <number:text>-</number:text>
      <number:month number:textual="true"/>
      <number:text>-</number:text>
      <number:year/>
    </number:date-style>
    <number:date-style style:name="N137">
      <number:day number:style="long"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 number:decimal-places="1"/>
    </number:time-style>
    <number:currency-style style:name="N158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1:45:13.9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1-28T16:48:23.805151756</meta:creation-date>
    <dc:date>2024-02-17T11:59:29.197000000</dc:date>
    <meta:editing-duration>P1DT11H55M35S</meta:editing-duration>
    <meta:editing-cycles>319</meta:editing-cycles>
    <meta:generator>LibreOffice/7.6.4.1$Windows_X86_64 LibreOffice_project/e19e193f88cd6c0525a17fb7a176ed8e6a3e2aa1</meta:generator>
    <meta:document-statistic meta:table-count="13" meta:cell-count="1891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5cm" svg:y="0.35cm" svg:width="9.727cm" svg:height="6.978cm">
          <chart:coordinate-region svg:x="1.725cm" svg:y="0.351cm" svg:width="6.977cm" svg:height="6.97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5cm" svg:y="0.35cm" svg:width="5.591cm" svg:height="8.638cm">
          <chart:coordinate-region svg:x="0.35cm" svg:y="1.874cm" svg:width="5.591cm" svg:height="5.59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17.31">
                <text:p>-17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5cm" svg:y="0.35cm" svg:width="5.591cm" svg:height="8.638cm">
          <chart:coordinate-region svg:x="0.35cm" svg:y="1.874cm" svg:width="5.591cm" svg:height="5.591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17.31">
                <text:p>-17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5cm" svg:y="0.35cm" svg:width="9.727cm" svg:height="6.978cm">
          <chart:coordinate-region svg:x="1.725cm" svg:y="0.351cm" svg:width="6.977cm" svg:height="6.977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